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5000005DC089307B6.jpg" manifest:media-type="image/jpeg"/>
  <manifest:file-entry manifest:full-path="Pictures/1000000000000465000005DC02AEEADE.jpg" manifest:media-type="image/jpeg"/>
  <manifest:file-entry manifest:full-path="Pictures/1000000000000465000005DCE6F34C7E.jpg" manifest:media-type="image/jpeg"/>
  <manifest:file-entry manifest:full-path="Pictures/1000000000000465000005DC1D6E629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b3e" officeooo:paragraph-rsid="00198b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VIN ALEXANDER RAMIREZ MUSHIN</text:p>
      <text:p text:style-name="P1">CARNET: 202231207</text:p>
      <text:p text:style-name="P1"/>
      <text:p text:style-name="P1"/>
      <text:p text:style-name="P1"/>
      <text:p text:style-name="P1"><draw:frame draw:style-name="fr3" draw:name="Imagen1" text:anchor-type="char" svg:x="0.614cm" svg:y="0.307cm" svg:width="15.383cm" svg:height="20.509cm" draw:z-index="0"><draw:image xlink:href="Pictures/1000000000000465000005DC1D6E6291.jpg" xlink:type="simple" xlink:show="embed" xlink:actuate="onLoad" draw:mime-type="image/jpeg"/></draw:frame></text:p>
      <text:p text:style-name="P1"/>
      <text:p text:style-name="P1"/>
      <text:p text:style-name="P1"/>
      <text:p text:style-name="P1"><draw:frame draw:style-name="fr2" draw:name="Imagen2" text:anchor-type="char" svg:width="17cm" svg:height="22.666cm" draw:z-index="1"><draw:image xlink:href="Pictures/1000000000000465000005DCE6F34C7E.jpg" xlink:type="simple" xlink:show="embed" xlink:actuate="onLoad" draw:mime-type="image/jpeg"/></draw:frame><text:soft-page-break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n3" text:anchor-type="char" svg:width="16.014cm" svg:height="21.352cm" draw:z-index="2"><draw:image xlink:href="Pictures/1000000000000465000005DC02AEEADE.jpg" xlink:type="simple" xlink:show="embed" xlink:actuate="onLoad" draw:mime-type="image/jpe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4" text:anchor-type="char" svg:width="16.535cm" svg:height="22.045cm" draw:z-index="3"><draw:image xlink:href="Pictures/1000000000000465000005DC089307B6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8:52:10.264056187</meta:creation-date>
    <meta:print-date>2024-09-27T18:59:39.260084218</meta:print-date>
    <meta:printed-by>Archivos PDF</meta:printed-by>
    <dc:date>2024-09-27T19:01:32.842262727</dc:date>
    <meta:editing-duration>PT1M53S</meta:editing-duration>
    <meta:editing-cycles>1</meta:editing-cycles>
    <meta:document-statistic meta:table-count="0" meta:image-count="4" meta:object-count="0" meta:page-count="4" meta:paragraph-count="2" meta:word-count="6" meta:character-count="47" meta:non-whitespace-character-count="43"/>
    <meta:generator>LibreOffice/24.2.5.2$Linux_X86_64 LibreOffice_project/420$Build-2</meta:generator>
  </office:meta>
</office:document-meta>
</file>